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1" svg:font-family="Alegreya"/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legreya"/>
    </style:style>
    <style:style style:name="P2" style:family="paragraph" style:parent-style-name="Standard">
      <style:paragraph-properties fo:margin-left="8.01mm" fo:margin-right="0mm" fo:margin-top="0.49mm" fo:margin-bottom="0.49mm" loext:contextual-spacing="false" fo:line-height="110%" fo:text-indent="-8.01mm" style:auto-text-indent="false">
        <style:tab-stops/>
      </style:paragraph-properties>
      <style:text-properties style:font-name="Alegreya" officeooo:rsid="001209cc" officeooo:paragraph-rsid="001209cc"/>
    </style:style>
    <style:style style:name="P3" style:family="paragraph" style:parent-style-name="Standard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>
        <style:tab-stops/>
      </style:paragraph-properties>
      <style:text-properties style:font-name="Alegreya" fo:font-size="13pt" fo:font-weight="normal" officeooo:rsid="0014aa4a" officeooo:paragraph-rsid="0014aa4a" style:font-size-asian="13pt" style:font-weight-asian="normal" style:font-size-complex="13pt" style:font-weight-complex="normal"/>
    </style:style>
    <style:style style:name="P4" style:family="paragraph" style:parent-style-name="Standard" style:master-page-name="">
      <style:paragraph-properties fo:margin-left="8.01mm" fo:margin-right="0mm" fo:margin-top="1.5mm" fo:margin-bottom="1.5mm" loext:contextual-spacing="false" fo:line-height="120%" fo:text-align="center" style:justify-single-word="false" fo:text-indent="-8.01mm" style:auto-text-indent="false" style:page-number="auto">
        <style:tab-stops/>
      </style:paragraph-properties>
      <style:text-properties style:font-name="Alegreya" fo:font-size="13pt" fo:font-weight="bold" officeooo:rsid="001209cc" officeooo:paragraph-rsid="001209c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mm" fo:margin-right="0mm" fo:margin-top="1.5mm" fo:margin-bottom="1.5mm" loext:contextual-spacing="false" fo:line-height="120%" fo:text-indent="0mm" style:auto-text-indent="false">
        <style:tab-stops/>
      </style:paragraph-properties>
      <style:text-properties style:font-name="Alegreya" officeooo:rsid="001209cc" officeooo:paragraph-rsid="001209cc"/>
    </style:style>
    <style:style style:name="P6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" officeooo:rsid="001209cc" officeooo:paragraph-rsid="001209cc"/>
    </style:style>
    <style:style style:name="P7" style:family="paragraph" style:parent-style-name="Standard">
      <style:paragraph-properties fo:margin-left="0mm" fo:margin-right="0mm" fo:margin-top="1.5mm" fo:margin-bottom="1.5mm" loext:contextual-spacing="false" fo:line-height="120%" fo:text-align="justify" style:justify-single-word="false" fo:text-indent="0mm" style:auto-text-indent="false">
        <style:tab-stops/>
      </style:paragraph-properties>
      <style:text-properties style:font-name="Alegreya" officeooo:rsid="001209cc" officeooo:paragraph-rsid="0014aa4a"/>
    </style:style>
    <style:style style:name="P8" style:family="paragraph" style:parent-style-name="Standard">
      <style:paragraph-properties fo:margin-left="8.01mm" fo:margin-right="0mm" fo:margin-top="0.49mm" fo:margin-bottom="1.01mm" loext:contextual-spacing="false" fo:line-height="105%" fo:text-indent="-8.01mm" style:auto-text-indent="false">
        <style:tab-stops/>
      </style:paragraph-properties>
      <style:text-properties style:font-name="Alegreya"/>
    </style:style>
    <style:style style:name="P9" style:family="paragraph" style:parent-style-name="Standard">
      <style:paragraph-properties fo:margin-left="8.01mm" fo:margin-right="0mm" fo:margin-top="0.49mm" fo:margin-bottom="1.01mm" loext:contextual-spacing="false" fo:line-height="105%" fo:text-indent="-8.01mm" style:auto-text-indent="false">
        <style:tab-stops/>
      </style:paragraph-properties>
      <style:text-properties style:font-name="Alegreya" officeooo:paragraph-rsid="0018942e"/>
    </style:style>
    <style:style style:name="P10" style:family="paragraph" style:parent-style-name="Standard">
      <style:paragraph-properties fo:margin-left="8.01mm" fo:margin-right="0mm" fo:margin-top="0.49mm" fo:margin-bottom="1.01mm" loext:contextual-spacing="false" fo:line-height="105%" fo:text-indent="-8.01mm" style:auto-text-indent="false">
        <style:tab-stops/>
      </style:paragraph-properties>
      <style:text-properties style:font-name="Alegreya" officeooo:paragraph-rsid="001b86ae"/>
    </style:style>
    <style:style style:name="P11" style:family="paragraph" style:parent-style-name="Standard">
      <style:paragraph-properties fo:margin-left="8.01mm" fo:margin-right="0mm" fo:margin-top="0.49mm" fo:margin-bottom="1.01mm" loext:contextual-spacing="false" fo:line-height="105%" fo:text-indent="-8.01mm" style:auto-text-indent="false">
        <style:tab-stops/>
      </style:paragraph-properties>
      <style:text-properties style:font-name="Alegreya" officeooo:paragraph-rsid="001d000b"/>
    </style:style>
    <style:style style:name="P12" style:family="paragraph" style:parent-style-name="Standard">
      <style:paragraph-properties fo:margin-left="8.01mm" fo:margin-right="0mm" fo:margin-top="0.49mm" fo:margin-bottom="1.01mm" loext:contextual-spacing="false" fo:line-height="105%" fo:text-indent="-8.01mm" style:auto-text-indent="false">
        <style:tab-stops/>
      </style:paragraph-properties>
      <style:text-properties style:font-name="Alegreya" officeooo:paragraph-rsid="001e0c66"/>
    </style:style>
    <style:style style:name="P13" style:family="paragraph" style:parent-style-name="Standard">
      <style:paragraph-properties fo:margin-left="8.01mm" fo:margin-right="0mm" fo:margin-top="0.49mm" fo:margin-bottom="1.01mm" loext:contextual-spacing="false" fo:line-height="105%" fo:text-indent="-8.01mm" style:auto-text-indent="false">
        <style:tab-stops/>
      </style:paragraph-properties>
      <style:text-properties style:font-name="Alegreya" officeooo:paragraph-rsid="001ec0e0"/>
    </style:style>
    <style:style style:name="P14" style:family="paragraph" style:parent-style-name="Standard">
      <style:paragraph-properties fo:margin-left="8.01mm" fo:margin-right="0mm" fo:margin-top="0.49mm" fo:margin-bottom="1.01mm" loext:contextual-spacing="false" fo:line-height="105%" fo:text-indent="-8.01mm" style:auto-text-indent="false">
        <style:tab-stops/>
      </style:paragraph-properties>
      <style:text-properties style:font-name="Alegreya" officeooo:paragraph-rsid="0020a818"/>
    </style:style>
    <style:style style:name="P15" style:family="paragraph" style:parent-style-name="Standard">
      <style:paragraph-properties fo:margin-left="8.01mm" fo:margin-right="0mm" fo:margin-top="0.49mm" fo:margin-bottom="1.01mm" loext:contextual-spacing="false" fo:line-height="105%" fo:text-indent="-8.01mm" style:auto-text-indent="false">
        <style:tab-stops/>
      </style:paragraph-properties>
      <style:text-properties style:font-name="Alegreya" officeooo:paragraph-rsid="0020b2ef"/>
    </style:style>
    <style:style style:name="P16" style:family="paragraph" style:parent-style-name="Standard">
      <style:paragraph-properties fo:margin-left="8.01mm" fo:margin-right="0mm" fo:margin-top="0.49mm" fo:margin-bottom="1.01mm" loext:contextual-spacing="false" fo:line-height="105%" fo:text-indent="-8.01mm" style:auto-text-indent="false">
        <style:tab-stops/>
      </style:paragraph-properties>
      <style:text-properties officeooo:paragraph-rsid="0020a818"/>
    </style:style>
    <style:style style:name="P17" style:family="paragraph" style:parent-style-name="Standard">
      <style:paragraph-properties fo:margin-left="8.01mm" fo:margin-right="0mm" fo:margin-top="0.49mm" fo:margin-bottom="1.01mm" loext:contextual-spacing="false" fo:line-height="105%" fo:text-indent="-8.01mm" style:auto-text-indent="false">
        <style:tab-stops/>
      </style:paragraph-properties>
      <style:text-properties officeooo:paragraph-rsid="0020b2ef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000b" style:font-style-asian="italic" style:font-style-complex="italic"/>
    </style:style>
    <style:style style:name="T4" style:family="text">
      <style:text-properties fo:font-style="italic" officeooo:rsid="001b86ae"/>
    </style:style>
    <style:style style:name="T5" style:family="text">
      <style:text-properties officeooo:rsid="0014aa4a"/>
    </style:style>
    <style:style style:name="T6" style:family="text">
      <style:text-properties officeooo:rsid="0018942e" style:font-name-asian="Alegreya1" style:font-name-complex="Alegreya1"/>
    </style:style>
    <style:style style:name="T7" style:family="text">
      <style:text-properties officeooo:rsid="00198b3f"/>
    </style:style>
    <style:style style:name="T8" style:family="text">
      <style:text-properties style:font-name="Alegreya"/>
    </style:style>
    <style:style style:name="T9" style:family="text">
      <style:text-properties style:font-name="Alegreya" fo:font-style="italic"/>
    </style:style>
    <style:style style:name="T10" style:family="text">
      <style:text-properties style:font-name="Alegreya" officeooo:rsid="00198b3f"/>
    </style:style>
    <style:style style:name="T11" style:family="text">
      <style:text-properties style:font-name="Alegreya" officeooo:rsid="0020a818"/>
    </style:style>
    <style:style style:name="T12" style:family="text">
      <style:text-properties style:font-name="Alegreya" officeooo:rsid="001e0c66"/>
    </style:style>
    <style:style style:name="T13" style:family="text">
      <style:text-properties officeooo:rsid="001b86ae"/>
    </style:style>
    <style:style style:name="T14" style:family="text">
      <style:text-properties fo:letter-spacing="-0.07mm"/>
    </style:style>
    <style:style style:name="T15" style:family="text">
      <style:text-properties officeooo:rsid="001d000b"/>
    </style:style>
    <style:style style:name="T16" style:family="text">
      <style:text-properties fo:font-style="normal" officeooo:rsid="001d000b" style:font-style-asian="normal" style:font-style-complex="normal"/>
    </style:style>
    <style:style style:name="T17" style:family="text">
      <style:text-properties officeooo:rsid="001e0c66"/>
    </style:style>
    <style:style style:name="T18" style:family="text">
      <style:text-properties officeooo:rsid="001ebc3b"/>
    </style:style>
    <style:style style:name="T19" style:family="text">
      <style:text-properties officeooo:rsid="001ec0e0"/>
    </style:style>
    <style:style style:name="T20" style:family="text">
      <style:text-properties officeooo:rsid="0020a818"/>
    </style:style>
    <style:style style:name="T21" style:family="text">
      <style:text-properties officeooo:rsid="0020b2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ommended Readings in Stylometry</text:p>
      <text:p text:style-name="P3">v 0.<text:span text:style-name="T7">2</text:span>, April<text:span text:style-name="T7"> 12,</text:span> 2017</text:p>
      <text:p text:style-name="P5"/>
      <text:p text:style-name="P6">The following list of recommended readings in Stylometry contains three types of entries: either survey papers that help newcomers get a grip of the history and structure of the field; or outstanding papers that have proven to be milestones in the history of stylometry; or <text:span text:style-name="T5">particularly insightful</text:span> applications of stylometry to problems of authorship or other issues that demonstrate best practices or showcase the usefulness of stylometry in various areas. </text:p>
      <text:p text:style-name="P7">This list is being published by the <text:span text:style-name="T5">'</text:span>Stylometry Group<text:span text:style-name="T5">' at https://github.com/christofs/stylometry-bibliography, April 2017</text:span>. See also <text:span text:style-name="T5">our</text:span> online<text:span text:style-name="T5">, sortable, searchable, machine-readable, and evolving</text:span> <text:span text:style-name="T2">Stylometry Bibliography</text:span> on Zotero<text:span text:style-name="T5">: </text:span>https://www.zotero.org/groups/stylometry_bibliography/items. Contact: Christof Schöch, c.schoech@gmail.com. </text:p>
      <text:p text:style-name="P2"/>
      <text:p text:style-name="Horizontal_20_Line"/>
      <text:p text:style-name="P2"/>
      <text:p text:style-name="P11">Argamon, Shlomo. “Interpreting Burrows’ Delta: Geometric and Probabilistic Foundations.” <text:span text:style-name="T1">Literary and Linguistic Computing</text:span> 23, no. 2 (2008): 131–47.<text:span text:style-name="T15"> https://doi.org/10.1093/llc/fqn003. </text:span></text:p>
      <text:p text:style-name="P11">Biber, Douglas. “The Multi-Dimensional Approach to Linguistic Analyses of Genre Variation: An Overview of Methodology and Findings.” <text:span text:style-name="T1">Computers and the Humanities</text:span> 26, no. 5–6 (1993): 331–45.<text:span text:style-name="T15"> http://www.jstor.org/stable/30204629. <text:s/></text:span></text:p>
      <text:p text:style-name="P11">Binongo, Jose Nilo G. “Who Wrote the 15th Book of Oz? An Application of Multivariate Analysis to Authorship Attribution.” <text:span text:style-name="T1">Chance</text:span> 16, no. 2 (2003): 9–17.<text:span text:style-name="T16"> </text:span><text:span text:style-name="Citation"><text:span text:style-name="T16">http://dh.obdurodon.org/Binongo-Chance.pdf</text:span></text:span></text:p>
      <text:p text:style-name="P11">Binongo, Jose Nilo G., and M.W.A. Smith. “The Application of Principal Component Analysis to Stylometry.” <text:span text:style-name="T1">Literary and Linguistic Computing</text:span> 14, no. 4 (1999): 445–65.<text:span text:style-name="T15"> https://doi.org/10.1093/llc/14.4.445. </text:span></text:p>
      <text:p text:style-name="P8">Brunet, Étienne. “Peut-on mesurer la distance entre deux textes ?” <text:span text:style-name="T1">Corpus</text:span>, no. 2 (2003). http://corpus.revues.org/30.</text:p>
      <text:p text:style-name="P11">Burrows, John. “<text:span text:style-name="T6">‘</text:span>Delta’: A Measure of Stylistic Difference and a Guide to Likely Authorship.” <text:span text:style-name="T1">Literary and Linguistic Computing</text:span> 17, no. 3 (2002): 267–87.<text:span text:style-name="T15"> https://doi.org/10.1093/llc/17.3.267. </text:span></text:p>
      <text:p text:style-name="P9">Burrows, John. “The Englishing of Juvenal: Computational Stylistics and Translated Texts.” <text:span text:style-name="T1">Style</text:span> 36, no. 4 (2002): 677–99.</text:p>
      <text:p text:style-name="P15">Chaski, Carole E. “Who Wrote It?: Steps Toward a Science of Authorship Identification.” <text:span text:style-name="T1">National Institute of Justice Journal</text:span>, no. 233 (1997): 15–24.<text:span text:style-name="T21"> https://www.ncjrs.gov/App/publications/abstract.aspx?ID=184604. </text:span></text:p>
      <text:p text:style-name="P8">Craig, Hugh. “Jonsonian Chronology and the Styles of <text:span text:style-name="T2">A Tale of a Tub</text:span>.” In <text:span text:style-name="T1">Re-Presenting Ben Jonson: Text, History, Performance</text:span>, edited by Martin Butler, 210–32. London: Macmillan, 1999.</text:p>
      <text:p text:style-name="P12"><text:soft-page-break/>Craig, Hugh. “Stylistic Analysis and Authorship Studies.” In <text:span text:style-name="T1">A Companion to Digital Humanities</text:span>, edited by Susan Schreibman, Ray Siemens, and John Unsworth, 273–88. Oxford: Blackwell, 2004.<text:span text:style-name="T17"> http://www.digitalhumanities.org/companion/.</text:span></text:p>
      <text:p text:style-name="P17"><text:span text:style-name="T8">Daelemans, W. “Explanation in Computational Stylometry.” In </text:span><text:span text:style-name="T9">Proceedings of the 14th International Conference on Computational Linguistics and Intelligent Text Processing, (Samos, Greece)</text:span><text:span text:style-name="T8">,</text:span><text:span text:style-name="T10"> edited by A. Gelbukh,</text:span><text:span text:style-name="T8"> 451–62. CICLing’13. Berlin / Heidelberg: Springer, 2013. </text:span><text:span text:style-name="T12">https://doi.org/</text:span><text:span text:style-name="T8">10.1007/978-3-642-37256-8</text:span><text:span text:style-name="T10">3</text:span><text:span text:style-name="T8">7.</text:span></text:p>
      <text:p text:style-name="P15">Dalen-Oskam, Karina van, and Joris van Zundert. “Delta for Middle Dutch—Author and Copyist Distinction in Walewein.” <text:span text:style-name="T1">Literary and Linguistic Computing</text:span> 22, no. 3 (2007): 345–62. <text:span text:style-name="T17">https://doi.org/</text:span>10.1093/llc/fqm012.</text:p>
      <text:p text:style-name="P12">Delcourt, Christian. “Stylometry.” <text:span text:style-name="T1">Revue </text:span><text:span text:style-name="T4">b</text:span><text:span text:style-name="T1">elge de </text:span><text:span text:style-name="T4">p</text:span><text:span text:style-name="T1">hilologie et </text:span><text:span text:style-name="T4">d</text:span><text:span text:style-name="T1">’histoire. Belgisch </text:span><text:span text:style-name="T4">t</text:span><text:span text:style-name="T1">ijdschrift </text:span><text:span text:style-name="T4">v</text:span><text:span text:style-name="T1">oor </text:span><text:span text:style-name="T4">p</text:span><text:span text:style-name="T1">hilologie </text:span><text:span text:style-name="T4">e</text:span><text:span text:style-name="T1">n </text:span><text:span text:style-name="T4">g</text:span><text:span text:style-name="T1">eschiedenis</text:span> 80, no. 3 (2002): 979–1002.<text:span text:style-name="T17"> http://www.persee.fr/doc/rbph_0035-0818_2002_num_80_3_4651?q=stylometry%20delcourt</text:span></text:p>
      <text:p text:style-name="P8">Eder, Maciej. “Computational Stylistics and Biblical Translation: How Reliable Can a Dendrogram Be?” In <text:span text:style-name="T1">The Translator and the Computer</text:span>, edited by Tadeusz Piotrowski and Łukasz Grabowski, 155–70. Wrocław: WSF Press, 2012.</text:p>
      <text:p text:style-name="P12">Forsyth, Richard S., David I. Holmes, and Emily K. Tse. “Cicero, Sigonio, and Burrows: Investigating the Authenticity of the <text:span text:style-name="T2">Consolatio</text:span>.” <text:span text:style-name="T1">Consolatio</text:span> 14, no. 3 (1999): 375–400.<text:span text:style-name="T17"> https://doi.org/10.1093/llc/14.3.375.</text:span></text:p>
      <text:p text:style-name="P12">Grieve, Jack W. “Quantitative Authorship Attribution: An Evaluation of Techniques.” <text:span text:style-name="T1">Literary </text:span><text:span text:style-name="T4">a</text:span><text:span text:style-name="T1">nd Linguistic Computing</text:span> 22, no. 3 (July 2007): 251–270.<text:span text:style-name="T17"> https://doi.org/10.1093/llc/fqm020. </text:span></text:p>
      <text:p text:style-name="P15">Halteren, Hans van, R. Harald Baayen, Fiona Tweedie, Marco Haverkort, and Anneke Neijt. “New Machine Learning Methods Demonstrate the Existence of a Human Stylome.” <text:span text:style-name="T1">Journal of Quantitative Linguistics</text:span> 12, no. 1 (2005): 65–77.<text:span text:style-name="T21"> </text:span><text:span text:style-name="T21">http://dx.doi.org/10.1080/09296170500055350. </text:span></text:p>
      <text:p text:style-name="P8">Hänlein, Heike. <text:span text:style-name="T1">Studies in Authorship Recognition: A Corpus Based Approach</text:span>. Europäische Hochschulschriften 14. Frankfurt am Main: Peter Lang, 1999.</text:p>
      <text:p text:style-name="P10">Herrmann, J. Berenike, Christof Schöch, and Karina van Dalen-Oskam. “Revisiting Style, a Key Concept in Literary Studies.” <text:span text:style-name="T1">Journal of Literary Theory</text:span> 9, no. 1 (2015): 25–52. <text:span text:style-name="T13">https://zenodo.org/record/50893</text:span>.</text:p>
      <text:p text:style-name="P13">Holmes, David I. “Authorship Attribution.” <text:span text:style-name="T1">Computers and the Humanities</text:span> 28, no. 2 (1994): 87–106.<text:span text:style-name="T19"> https://www.jstor.org/stable/30200315. </text:span></text:p>
      <text:p text:style-name="P9">Holmes, David I. “The Evolution of Stylometry in Humanities Scholarship.” <text:span text:style-name="T1">Literary and Linguistic Computing</text:span> 13, no. 3 (1998): 111–17. doi:10.1093/llc/13.3.111.</text:p>
      <text:p text:style-name="P12">Hoover, David L. “Quantitative Analysis and Literary Studies.” In <text:span text:style-name="T1">A Companion to Digital Literary Studies</text:span>, 517–33. Oxford: Blackwell, 2008. <text:span text:style-name="T17">http://www.digitalhumanities.org/companionDLS/</text:span>.</text:p>
      <text:p text:style-name="P8">Jannidis, Fotis, and Gerhard Lauer. “Burrows’s Delta and Its Use in German Literary History.” In <text:span text:style-name="T1">Distant Readings. Topologies of German Culture in the Long Nineteenth Century</text:span>, edited by Matt Erlin and Lynne Tatlock, 29–54. Rochester: Camden House, 2014.<text:span text:style-name="T13"> </text:span><text:span text:style-name="T14">gerhardlauer.de/index.php/download_file/view/335/1/</text:span>.</text:p>
      <text:p text:style-name="P8">Jockers, Matthew L. <text:span text:style-name="T1">Macroanalysis - Digital Methods and Literary History</text:span>. Champaign, IL: University of Illinois Press, 2013.</text:p>
      <text:p text:style-name="P13">Juola, Patrick. “Authorship Attribution.” <text:span text:style-name="T1">Foundations and Trends in Information Retrieval</text:span> 1, no. 3 (2006): 233–334.<text:span text:style-name="T19"> http://www.mathcs.duq.edu/~juola/papers.d/fnt-aa.pdf. <text:s/></text:span></text:p>
      <text:p text:style-name="P13"><text:soft-page-break/>Juola, Patrick. “The Rowling Case: A Proposed Standard Protocol for Authorship Attribution.” <text:span text:style-name="T1">Digital Scholarship in the Humanities</text:span> 30, suppl. 1 (2015): 100–113.<text:span text:style-name="T19"> https://doi.org/10.1093/llc/fqv040. </text:span></text:p>
      <text:p text:style-name="P8">Kestemont, Mike. “Function Words in Authorship Attribution. From Black Magic to Theory?” In <text:span text:style-name="T1">Proceedings of the 3rd Workshop on Computational Linguistics for Literature (CLFL)</text:span>, 59–66. Gothenburg, Sweden: Association for Computational Linguistics, 2014. http://aclweb.org/anthology/W/W14/W14-0908.pdf.</text:p>
      <text:p text:style-name="P13">Kestemont, Mike, Kim Luyckx, Walter Daelemans, and Thomas Crombez. “Cross-Genre Authorship Verification Using Unmasking.” <text:span text:style-name="T1">English Studies</text:span> 93, no. 3 (2012): 340–56. <text:span text:style-name="T19">https://doi.org/</text:span>10.1080/0013838X.2012.668793.</text:p>
      <text:p text:style-name="P13">Kjell, Bradley. “Authorship Determination Using Letter Pair Frequency Features with Neural Network Classifiers.” <text:span text:style-name="T1">Literary and Linguistic Computing</text:span> 9, no. 2 (1994): 119–24.<text:span text:style-name="T19"> https://doi.org/10.1093/llc/9.2.119. </text:span></text:p>
      <text:p text:style-name="P8">Koppel, Moshe, Jonathan Schler, and Shlomo Argamon. “Computational Methods in Authorship Attribution.” <text:span text:style-name="T1">Journal of the American Society for Information Science and Technology</text:span> 60, no. 1 (2008): 9–26. http://onlinelibrary.wiley.com/doi/10.1002/asi.20961/full.</text:p>
      <text:p text:style-name="P8">Love, Harold. <text:span text:style-name="T1">Attributing Authorship : An Introduction</text:span>. Cambridge: Cambridge University Press, 2002.</text:p>
      <text:p text:style-name="P13">Milic, Louis T. “Progress in Stylistics: Theory, Statistics, Computers.” <text:span text:style-name="T1">Computers and the Humanities</text:span> 25, no. 6 (1991): 393–400.<text:span text:style-name="T19"> https://www.jstor.org/stable/30208122. </text:span></text:p>
      <text:p text:style-name="P8">Mosteller, Frederick, and David L. Wallace. “Inference in an Authorship Problem.” <text:span text:style-name="T1">Journal of the American Statistical Association</text:span> 58, no. 302 (1963): 275–309. http://www.jstor.org/stable/2283270.</text:p>
      <text:p text:style-name="P13">Rudman, Joseph. “The State of Authorship Attribution Studies: Some Problems and Solutions.” <text:span text:style-name="T1">Computers and the Humanities</text:span> 31, no. 4 (1998): 351–65.<text:span text:style-name="T19"> <text:s/>http://www.jstor.org/stable/30200436. </text:span></text:p>
      <text:p text:style-name="P14">Rybicki, Jan, and Maciej Eder. “Deeper Delta across Genres and Languages: Do We Really Need the Most Frequent Words?” <text:span text:style-name="T1">Literary and Linguistic Computing</text:span> 26, no. 3 (2011): 315–21. <text:span text:style-name="T19">https://doi.org/</text:span>10.1093/llc/fqr031.</text:p>
      <text:p text:style-name="P14">Smith, Peter W. H., and W. Aldridge. “Improving Authorship Attribution: Optimizing Burrows’ Delta Method.” <text:span text:style-name="T1">Journal of Quantitative Linguistics</text:span> 18, no. 1 (2011): 63–88. <text:span text:style-name="T19">https://doi.org/</text:span>10.1080/09296174.2011.533591.</text:p>
      <text:p text:style-name="P13">Stamatatos, Efstathios, N. Fakotakis, and G. Kokkinakis. “Automatic Text Categorization in Terms of Genre and Author.” <text:span text:style-name="T1">Computational Linguistics</text:span> 26, no. 4 (2000): 471–95.<text:span text:style-name="T19"> http://dl.acm.org/citation.cfm?id=971883. </text:span></text:p>
      <text:p text:style-name="P14">Stamatatos, Efstathios. “A Survey of Modern Authorship Attribution Methods.” <text:span text:style-name="T1">Journal of the Association for Information Science and Technology</text:span> 60, no. 3 (2009): 538–556. <text:span text:style-name="T19">https://doi.org/</text:span>10.1002/asi.v60:3.</text:p>
      <text:p text:style-name="P16"><text:span text:style-name="T8">Stamatatos, Efstathios. “On the Robustness of Authorship Attribution Based on Character N-Gram Features.” </text:span><text:span text:style-name="T9">Journal of Law and Policy</text:span><text:span text:style-name="T8"> 11, no. 2 (2013): 420–440.</text:span><text:span text:style-name="T11"> http://brooklynworks.brooklaw.edu/jlp/vol21/iss2/7. </text:span></text:p>
      <text:p text:style-name="P14">Stewart, Larry L. “Charles Brockden Brown: Quantitative Analysis and Literary Interpretation.” <text:span text:style-name="T1">Literary and Linguistic Computing</text:span> 18, no. 2 (2003): 129–38.<text:span text:style-name="T20"> https://doi.org/10.1093/llc/18.2.129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1" svg:font-family="Alegreya"/>
    <style:font-face style:name="FreeSans" svg:font-family="FreeSans" style:font-family-generic="swiss"/>
    <style:font-face style:name="Alegreya" svg:font-family="Alegreya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page"/>
      <style:text-properties style:use-window-font-color="true" style:font-name="FreeSans" fo:font-size="11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FreeSans" fo:font-family="FreeSans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FreeSans" fo:font-family="FreeSans" style:font-family-generic="swiss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legreya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2:04:31.991495051</meta:creation-date>
    <dc:date>2017-04-12T00:50:59.839635003</dc:date>
    <meta:editing-duration>PT19M2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45" meta:word-count="1098" meta:character-count="8887" meta:non-whitespace-character-count="7851"/>
  </office:meta>
</office:document-meta>
</file>